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1" style:family="table">
      <style:table-properties style:width="16.51cm" fo:margin-left="0cm" fo:margin-top="0cm" fo:margin-bottom="0cm" table:align="left"/>
    </style:style>
    <style:style style:name="Table21.A" style:family="table-column">
      <style:table-column-properties style:column-width="16.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2" style:family="table">
      <style:table-properties style:width="16.51cm" fo:margin-left="0cm" fo:margin-top="0cm" fo:margin-bottom="0cm" table:align="left"/>
    </style:style>
    <style:style style:name="Table22.A" style:family="table-column">
      <style:table-column-properties style:column-width="16.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176cm" fo:border="1pt solid #000000"/>
    </style:style>
    <style:style style:name="Table23" style:family="table">
      <style:table-properties style:width="16.51cm" fo:margin-left="0cm" fo:margin-top="0cm" fo:margin-bottom="0cm" table:align="left"/>
    </style:style>
    <style:style style:name="Table23.A" style:family="table-column">
      <style:table-column-properties style:column-width="16.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176cm" fo:border="1pt solid #000000"/>
    </style:style>
    <style:style style:name="Table24" style:family="table">
      <style:table-properties style:width="16.51cm" fo:margin-left="0cm" fo:margin-top="0cm" fo:margin-bottom="0cm" table:align="left"/>
    </style:style>
    <style:style style:name="Table24.A" style:family="table-column">
      <style:table-column-properties style:column-width="16.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5" style:family="table">
      <style:table-properties style:width="16.51cm" fo:margin-left="0cm" fo:margin-top="0cm" fo:margin-bottom="0cm" table:align="left"/>
    </style:style>
    <style:style style:name="Table25.A" style:family="table-column">
      <style:table-column-properties style:column-width="16.5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176cm" fo:border="1pt solid #000000"/>
    </style:style>
    <style:style style:name="Table26" style:family="table">
      <style:table-properties style:width="16.51cm" fo:margin-left="0cm" fo:margin-top="0cm" fo:margin-bottom="0cm" table:align="left"/>
    </style:style>
    <style:style style:name="Table26.A" style:family="table-column">
      <style:table-column-properties style:column-width="16.5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176cm" fo:border="1pt solid #000000"/>
    </style:style>
    <style:style style:name="Table27" style:family="table">
      <style:table-properties style:width="16.51cm" fo:margin-left="0cm" fo:margin-top="0cm" fo:margin-bottom="0cm" table:align="left"/>
    </style:style>
    <style:style style:name="Table27.A" style:family="table-column">
      <style:table-column-properties style:column-width="16.5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176cm" fo:border="1pt solid #000000"/>
    </style:style>
    <style:style style:name="Table28" style:family="table">
      <style:table-properties style:width="16.51cm" fo:margin-left="0cm" fo:margin-top="0cm" fo:margin-bottom="0cm" table:align="left"/>
    </style:style>
    <style:style style:name="Table28.A" style:family="table-column">
      <style:table-column-properties style:column-width="16.5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176cm" fo:border="1pt solid #000000"/>
    </style:style>
    <style:style style:name="Table29" style:family="table">
      <style:table-properties style:width="16.51cm" fo:margin-left="0cm" fo:margin-top="0cm" fo:margin-bottom="0cm" table:align="left"/>
    </style:style>
    <style:style style:name="Table29.A" style:family="table-column">
      <style:table-column-properties style:column-width="16.5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176cm" fo:border="1pt solid #000000"/>
    </style:style>
    <style:style style:name="Table30" style:family="table">
      <style:table-properties style:width="16.51cm" fo:margin-left="0cm" fo:margin-top="0cm" fo:margin-bottom="0cm" table:align="left"/>
    </style:style>
    <style:style style:name="Table30.A" style:family="table-column">
      <style:table-column-properties style:column-width="16.5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176cm" fo:border="1pt solid #000000"/>
    </style:style>
    <style:style style:name="Table31" style:family="table">
      <style:table-properties style:width="16.51cm" fo:margin-left="0cm" fo:margin-top="0cm" fo:margin-bottom="0cm" table:align="left"/>
    </style:style>
    <style:style style:name="Table31.A" style:family="table-column">
      <style:table-column-properties style:column-width="16.51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176cm" fo:border="1pt solid #000000"/>
    </style:style>
    <style:style style:name="Table32" style:family="table">
      <style:table-properties style:width="16.51cm" fo:margin-left="0cm" fo:margin-top="0cm" fo:margin-bottom="0cm" table:align="left"/>
    </style:style>
    <style:style style:name="Table32.A" style:family="table-column">
      <style:table-column-properties style:column-width="16.5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176cm" fo:border="1pt solid #000000"/>
    </style:style>
    <style:style style:name="Table33" style:family="table">
      <style:table-properties style:width="16.51cm" fo:margin-left="0cm" fo:margin-top="0cm" fo:margin-bottom="0cm" table:align="left"/>
    </style:style>
    <style:style style:name="Table33.A" style:family="table-column">
      <style:table-column-properties style:column-width="16.5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176cm" fo:border="1pt solid #000000"/>
    </style:style>
    <style:style style:name="Table34" style:family="table">
      <style:table-properties style:width="16.51cm" fo:margin-left="0cm" fo:margin-top="0cm" fo:margin-bottom="0cm" table:align="left"/>
    </style:style>
    <style:style style:name="Table34.A" style:family="table-column">
      <style:table-column-properties style:column-width="16.51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176cm" fo:border="1pt solid #000000"/>
    </style:style>
    <style:style style:name="Table35" style:family="table">
      <style:table-properties style:width="16.51cm" fo:margin-left="0cm" fo:margin-top="0cm" fo:margin-bottom="0cm" table:align="left"/>
    </style:style>
    <style:style style:name="Table35.A" style:family="table-column">
      <style:table-column-properties style:column-width="16.5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176cm" fo:border="1pt solid #000000"/>
    </style:style>
    <style:style style:name="Table36" style:family="table">
      <style:table-properties style:width="16.51cm" fo:margin-left="0cm" fo:margin-top="0cm" fo:margin-bottom="0cm" table:align="left"/>
    </style:style>
    <style:style style:name="Table36.A" style:family="table-column">
      <style:table-column-properties style:column-width="16.5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176cm" fo:border="1pt solid #000000"/>
    </style:style>
    <style:style style:name="Table37" style:family="table">
      <style:table-properties style:width="16.51cm" fo:margin-left="0cm" fo:margin-top="0cm" fo:margin-bottom="0cm" table:align="left"/>
    </style:style>
    <style:style style:name="Table37.A" style:family="table-column">
      <style:table-column-properties style:column-width="16.51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176cm" fo:border="1pt solid #000000"/>
    </style:style>
    <style:style style:name="Table38" style:family="table">
      <style:table-properties style:width="16.51cm" fo:margin-left="0cm" fo:margin-top="0cm" fo:margin-bottom="0cm" table:align="left"/>
    </style:style>
    <style:style style:name="Table38.A" style:family="table-column">
      <style:table-column-properties style:column-width="16.5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.176cm" fo:border="1pt solid #000000"/>
    </style:style>
    <style:style style:name="Table39" style:family="table">
      <style:table-properties style:width="16.51cm" fo:margin-left="0cm" fo:margin-top="0cm" fo:margin-bottom="0cm" table:align="left"/>
    </style:style>
    <style:style style:name="Table39.A" style:family="table-column">
      <style:table-column-properties style:column-width="16.51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176cm" fo:border="1pt solid #000000"/>
    </style:style>
    <style:style style:name="Table40" style:family="table">
      <style:table-properties style:width="16.51cm" fo:margin-left="0cm" fo:margin-top="0cm" fo:margin-bottom="0cm" table:align="left"/>
    </style:style>
    <style:style style:name="Table40.A" style:family="table-column">
      <style:table-column-properties style:column-width="16.51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176cm" fo:border="1pt solid #000000"/>
    </style:style>
    <style:style style:name="Table41" style:family="table">
      <style:table-properties style:width="16.51cm" fo:margin-left="0cm" fo:margin-top="0cm" fo:margin-bottom="0cm" table:align="left"/>
    </style:style>
    <style:style style:name="Table41.A" style:family="table-column">
      <style:table-column-properties style:column-width="16.5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officeooo:paragraph-rsid="000d2329"/>
    </style:style>
    <style:style style:name="P2" style:family="paragraph" style:parent-style-name="Standard">
      <style:paragraph-properties fo:text-align="start" style:justify-single-word="false"/>
      <style:text-properties style:font-name="Arial1" fo:font-style="italic" officeooo:rsid="000e025b" officeooo:paragraph-rsid="000d2329" fo:background-color="transparent" style:font-name-asian="Caveat" style:font-style-asian="italic" style:font-name-complex="Caveat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paragraph-rsid="000d2329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Courier New" style:font-name-asian="Courier New2" style:font-name-complex="Courier New2"/>
    </style:style>
    <style:style style:name="P6" style:family="paragraph" style:parent-style-name="Standard">
      <style:paragraph-properties fo:line-height="100%" fo:orphans="0" fo:widows="0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style:text-blinking="false" fo:background-color="transparent" style:font-name-asian="Courier New2" style:font-name-complex="Courier New2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Heading_20_2">
      <style:paragraph-properties fo:break-before="page"/>
      <style:text-properties style:font-name="Arial1" fo:background-color="#000000" style:font-name-asian="Caveat" style:font-name-complex="Caveat"/>
    </style:style>
    <style:style style:name="P10" style:family="paragraph" style:parent-style-name="Text_20_body">
      <style:paragraph-properties fo:line-height="100%" fo:orphans="0" fo:widows="0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style:text-blinking="false" fo:background-color="transparent" style:font-name-asian="Courier New2" style:font-name-complex="Courier New2"/>
    </style:style>
    <style:style style:name="P11" style:family="paragraph" style:parent-style-name="Standard">
      <style:paragraph-properties fo:line-height="100%" fo:orphans="0" fo:widows="0"/>
      <style:text-properties style:font-name="Courier New" style:font-name-asian="Courier New2" style:font-name-complex="Courier New2"/>
    </style:style>
    <style:style style:name="P12" style:family="paragraph" style:parent-style-name="Standard" style:master-page-name="Standard">
      <style:paragraph-properties fo:text-align="start" style:justify-single-word="false" style:page-number="1"/>
      <style:text-properties officeooo:paragraph-rsid="000d2329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4" style:family="paragraph" style:parent-style-name="Heading_20_2">
      <style:text-properties style:font-name="Arial1" fo:font-size="16pt" officeooo:rsid="000d2329" fo:background-color="#000000" style:font-name-asian="Caveat" style:font-size-asian="16pt" style:font-name-complex="Cavea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e025b" style:font-size-asian="9pt" style:font-size-complex="9pt"/>
    </style:style>
    <style:style style:name="T4" style:family="text">
      <style:text-properties fo:font-size="9pt" officeooo:rsid="000d2329" style:font-size-asian="9pt" style:font-size-complex="9pt"/>
    </style:style>
    <style:style style:name="T5" style:family="text">
      <style:text-properties style:font-name="Arial1" fo:font-style="italic" fo:background-color="transparent" loext:char-shading-value="0" style:font-name-asian="Caveat" style:font-style-asian="italic" style:font-name-complex="Caveat" style:font-style-complex="italic"/>
    </style:style>
    <style:style style:name="T6" style:family="text">
      <style:text-properties style:font-name="Arial1" fo:font-style="italic" officeooo:rsid="000e025b" fo:background-color="transparent" loext:char-shading-value="0" style:font-name-asian="Caveat" style:font-style-asian="italic" style:font-name-complex="Caveat" style:font-style-complex="italic"/>
    </style:style>
    <style:style style:name="T7" style:family="text">
      <style:text-properties style:font-name="Arial1" fo:background-color="transparent" loext:char-shading-value="0" style:font-name-asian="Caveat" style:font-name-complex="Caveat"/>
    </style:style>
    <style:style style:name="T8" style:family="text">
      <style:text-properties style:font-name="Arial1" officeooo:rsid="000e025b" fo:background-color="transparent" loext:char-shading-value="0" style:font-name-asian="Caveat" style:font-name-complex="Caveat"/>
    </style:style>
    <style:style style:name="T9" style:family="text">
      <style:text-properties style:font-name="Arial1" fo:font-size="16pt" fo:background-color="#000000" loext:char-shading-value="0" style:font-name-asian="Caveat" style:font-size-asian="16pt" style:font-name-complex="Caveat" style:font-size-complex="16pt"/>
    </style:style>
    <style:style style:name="T10" style:family="text">
      <style:text-properties style:font-name="Arial1" fo:font-size="16pt" officeooo:rsid="000d2329" fo:background-color="#000000" loext:char-shading-value="0" style:font-name-asian="Caveat" style:font-size-asian="16pt" style:font-name-complex="Caveat" style:font-size-complex="16pt"/>
    </style:style>
    <style:style style:name="T11" style:family="text">
      <style:text-properties officeooo:rsid="000d23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Alumno</text:span><text:span text:style-name="T7">:</text:span><text:span text:style-name="T5"> </text:span><text:span text:style-name="T6">Escribe aquí tu nombre y apellidos</text:span></text:p>
      <text:p text:style-name="P2"/>
      <text:p text:style-name="P3"><text:span text:style-name="T10">Base de Datos</text:span><text:span text:style-name="T9"> - Comercio</text:span></text:p>
      <text:p text:style-name="P8"/>
      <text:list xml:id="list3763143160" text:style-name="WWNum1">
        <text:list-item>
          <text:p text:style-name="P13">Mostrar el código de artículo y la cantidad de artículos de las líneas del ticket cuyo código es 11.</text:p>
        </text:list-item>
      </text:list>
      <text:p text:style-name="P8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"><text:bookmark text:name="docs-internal-guid-ba913ca9-7fff-c628-a856-b110dd040d8e"/></text:p>
          </table:table-cell>
        </table:table-row>
      </table:table>
      <text:p text:style-name="P8"/>
      <text:list xml:id="list144011917819976" text:continue-numbering="true" text:style-name="WWNum1">
        <text:list-item>
          <text:p text:style-name="P13">Mostrar el código de ticket, número de línea e importe de cada línea aplicando el descuento.</text:p>
        </text:list-item>
      </text:list>
      <text:p text:style-name="P8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5"/>
          </table:table-cell>
        </table:table-row>
      </table:table>
      <text:p text:style-name="P7"/>
      <text:list xml:id="list144010100390140" text:continue-numbering="true" text:style-name="WWNum1">
        <text:list-item>
          <text:p text:style-name="P13">Mostrar el código de artículo y el precio de aquellos artículos cuyo precio supera los 2,05 euros y cuyo stock supera las 10 unidades.</text:p>
        </text:list-item>
      </text:list>
      <text:p text:style-name="Standard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"/>
          </table:table-cell>
        </table:table-row>
      </table:table>
      <text:p text:style-name="P7"/>
      <text:p text:style-name="P8"/>
      <text:list xml:id="list144010317981458" text:continue-numbering="true" text:style-name="WWNum1">
        <text:list-item>
          <text:p text:style-name="P13">Mostrar el código de artículo y la cantidad de aquellas líneas cuyo descuento es igual a 10 o cuyo precio supera los 100 euros.</text:p>
        </text:list-item>
      </text:list>
      <text:p text:style-name="Standard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5"/>
          </table:table-cell>
        </table:table-row>
      </table:table>
      <text:p text:style-name="Standard"/>
      <text:list xml:id="list144010412624546" text:continue-numbering="true" text:style-name="WWNum1">
        <text:list-item>
          <text:p text:style-name="P13">Tipos de descuentos aplicados en los tickets del cliente 19:</text:p>
        </text:list-item>
      </text:list>
      <text:p text:style-name="P8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0"/>
          </table:table-cell>
        </table:table-row>
      </table:table>
      <text:p text:style-name="P8"/>
      <text:list xml:id="list144011963283119" text:continue-numbering="true" text:style-name="WWNum1">
        <text:list-item>
          <text:p text:style-name="P13">Mostrar el código de artículo la cantidad, el precio unitario y el importe una vez aplicado el descuento de cada una de las líneas de ticket 12.</text:p>
        </text:list-item>
      </text:list>
      <text:p text:style-name="Standard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><text:soft-page-break/></text:p>
      <text:list xml:id="list144011312091323" text:continue-numbering="true" text:style-name="WWNum1">
        <text:list-item>
          <text:p text:style-name="P13">Mostrar el código y nombre de aquellos vendedores cuyo jefe tiene el código 1.</text:p>
        </text:list-item>
      </text:list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5"/>
          </table:table-cell>
        </table:table-row>
      </table:table>
      <text:p text:style-name="Standard"/>
      <text:list xml:id="list144011682825279" text:continue-numbering="true" text:style-name="WWNum1">
        <text:list-item>
          <text:p text:style-name="P13">Mostrar el código y descripción de aquellos artículos cuyo stock en el almacén supera los 500 euros.</text:p>
        </text:list-item>
      </text:list>
      <text:p text:style-name="Standard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5"><text:s/></text:p>
          </table:table-cell>
        </table:table-row>
      </table:table>
      <text:p text:style-name="Standard"/>
      <text:list xml:id="list144011540584068" text:continue-numbering="true" text:style-name="WWNum1">
        <text:list-item>
          <text:p text:style-name="P13">Mostrar el código, sin que salgan repetidos, de los artículos vendidos en los tickets con código inferior a 35.</text:p>
        </text:list-item>
      </text:list>
      <text:p text:style-name="Standard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5"/>
          </table:table-cell>
        </table:table-row>
      </table:table>
      <text:p text:style-name="Standard"/>
      <text:list xml:id="list144010893904273" text:continue-numbering="true" text:style-name="WWNum1">
        <text:list-item>
          <text:p text:style-name="P13">Código, fecha y descuento de los tickets cuyos códigos se encuentren entre 15 y 26 inclusive.</text:p>
        </text:list-item>
      </text:list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5"/>
          </table:table-cell>
        </table:table-row>
      </table:table>
      <text:p text:style-name="Standard"/>
      <text:list xml:id="list144012098489245" text:continue-numbering="true" text:style-name="WWNum1">
        <text:list-item>
          <text:p text:style-name="P13">Mostrar el código, descripción y precio de los artículos cuyo código comienza por ‘SEG’.</text:p>
        </text:list-item>
      </text:list>
      <text:p text:style-name="Standard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5"/>
          </table:table-cell>
        </table:table-row>
      </table:table>
      <text:p text:style-name="Standard"/>
      <text:p text:style-name="Standard"/>
      <text:p text:style-name="Heading_20_2"><text:bookmark text:name="_wwnnxvi3vnaz"/></text:p>
      <text:p text:style-name="P9"><text:span text:style-name="T11">Base de datos: </text:span>Instituto</text:p>
      <text:p text:style-name="P4"/>
      <text:list xml:id="list144011381977017" text:continue-numbering="true" text:style-name="WWNum1">
        <text:list-item>
          <text:p text:style-name="P13">Para la asignatura con código 7 muestra qué profesores la enseñan y a qué grupos. </text:p>
        </text:list-item>
      </text:list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5"/>
          </table:table-cell>
        </table:table-row>
      </table:table>
      <text:p text:style-name="Standard"/>
      <text:list xml:id="list144010734362893" text:continue-numbering="true" text:style-name="WWNum1">
        <text:list-item>
          <text:p text:style-name="P13">Mostrar el DNI del alumno, la asignatura y la nota de todos aquellos resultados que superen el 8.</text:p>
        </text:list-item>
      </text:list>
      <text:p text:style-name="Standard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5"/>
          </table:table-cell>
        </table:table-row>
      </table:table>
      <text:p text:style-name="Standard"/>
      <text:list xml:id="list144011101292679" text:continue-numbering="true" text:style-name="WWNum1">
        <text:list-item>
          <text:p text:style-name="P13">Mostrar el nombre completo de los profesores cuyo año de incorporación fue 2015 y posterior.</text:p>
        </text:list-item>
      </text:list>
      <text:p text:style-name="Standard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5"/>
          </table:table-cell>
        </table:table-row>
      </table:table>
      <text:p text:style-name="Standard"/>
      <text:list xml:id="list144011232412316" text:continue-numbering="true" text:style-name="WWNum1">
        <text:list-item>
          <text:p text:style-name="P13">Grupos a los que da clase el profesor con DNI “45362734P”</text:p>
        </text:list-item>
      </text:list>
      <text:p text:style-name="Standard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5"/>
          </table:table-cell>
        </table:table-row>
      </table:table>
      <text:p text:style-name="Standard"/>
      <text:list xml:id="list144010037097002" text:continue-numbering="true" text:style-name="WWNum1">
        <text:list-item>
          <text:p text:style-name="P13">Notas obtenidas por el alumno “67392863B”</text:p>
        </text:list-item>
      </text:list>
      <text:p text:style-name="Standard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5"/>
          </table:table-cell>
        </table:table-row>
      </table:table>
      <text:p text:style-name="Standard"/>
      <text:list xml:id="list144011026235142" text:continue-numbering="true" text:style-name="WWNum1">
        <text:list-item>
          <text:p text:style-name="P13">DNI y nombre completo de los alumnos cuya fecha de nacimiento se encuentre entre noviembre de 1998 y marzo de 1999.</text:p>
        </text:list-item>
      </text:list>
      <text:p text:style-name="Standard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5"/>
          </table:table-cell>
        </table:table-row>
      </table:table>
      <text:p text:style-name="Standard"/>
      <text:list xml:id="list144010417592349" text:continue-numbering="true" text:style-name="WWNum1">
        <text:list-item>
          <text:p text:style-name="P13">Mostrar los nombres de las diferentes asignaturas, sin que se repitan.</text:p>
        </text:list-item>
      </text:list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5"/>
          </table:table-cell>
        </table:table-row>
      </table:table>
      <text:p text:style-name="Standard"/>
      <text:list xml:id="list144011116248448" text:continue-numbering="true" text:style-name="WWNum1">
        <text:list-item>
          <text:p text:style-name="P13"><text:soft-page-break/>Mostrar el nombre completo de los alumnos cuyo nombre comience por “C”</text:p>
        </text:list-item>
      </text:list>
      <text:p text:style-name="Standard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5"/>
          </table:table-cell>
        </table:table-row>
      </table:table>
      <text:p text:style-name="Standard"/>
      <text:list xml:id="list144010179248288" text:continue-numbering="true" text:style-name="WWNum1">
        <text:list-item>
          <text:p text:style-name="P13">Mostrar el nombre completo de los profesores de los que alguno de sus dos apellidos termina por “z”</text:p>
        </text:list-item>
      </text:list>
      <text:p text:style-name="Standard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5"/>
          </table:table-cell>
        </table:table-row>
      </table:table>
      <text:p text:style-name="Standard"/>
      <text:list xml:id="list144011124145812" text:continue-numbering="true" text:style-name="WWNum1">
        <text:list-item>
          <text:p text:style-name="P13">Mostrar, sin que se repitan, los DNIs de los alumnos que tienen algún 5 es sus notas finales.</text:p>
        </text:list-item>
      </text:list>
      <text:p text:style-name="Standard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0d2329"/>
    </style:style>
    <style:style style:name="MP2" style:family="paragraph" style:parent-style-name="Standard">
      <style:paragraph-properties fo:text-align="start" style:justify-single-word="false"/>
      <style:text-properties style:font-name="Arial1" fo:font-style="italic" officeooo:rsid="000e025b" officeooo:paragraph-rsid="000d2329" fo:background-color="transparent" style:font-name-asian="Caveat" style:font-style-asian="italic" style:font-name-complex="Caveat" style:font-style-complex="italic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e025b" style:font-size-asian="9pt" style:font-size-complex="9pt"/>
    </style:style>
    <style:style style:name="MT4" style:family="text">
      <style:text-properties fo:font-size="9pt" officeooo:rsid="000d2329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ases de Datos</text:span><text:span text:style-name="MT2"><text:line-break/>EJERCICIOS UNIDAD 6: DQL </text:span><text:span text:style-name="MT3">| P</text:span><text:span text:style-name="MT4">ráctica 4</text:span><text:span text:style-name="MT3"><text:line-break/>Profesor: Jesús García</text:span><text:span text:style-name="MT2"><text:line-break/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1-27T11:16:24.558000000</dc:date>
    <meta:editing-duration>PT9M8S</meta:editing-duration>
    <meta:editing-cycles>3</meta:editing-cycles>
    <meta:document-statistic meta:table-count="21" meta:image-count="0" meta:object-count="0" meta:page-count="4" meta:paragraph-count="26" meta:word-count="395" meta:character-count="2164" meta:non-whitespace-character-count="1812"/>
  </office:meta>
</office:document-meta>
</file>